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marker-end="Linienende_20_2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marker-end="Linienende_20_3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/>
    </style:style>
    <style:style style:name="gr8" style:family="graphic" style:parent-style-name="standard">
      <style:graphic-properties draw:stroke="none" svg:stroke-color="#000000" draw:marker-end="Arrow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1.25cm" svg:height="0.5cm" svg:x="4.885cm" svg:y="2.635cm">
          <text:p text:style-name="P1"><text:span text:style-name="T1">/stat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6.135cm" svg:y1="2.884cm" svg:x2="6.636cm" svg:y2="3.635cm" draw:start-shape="id1" draw:start-glue-point="7" draw:end-shape="id2" draw:end-glue-point="4">
          <text:p text:style-name="P4"/>
        </draw:connector>
        <draw:frame draw:style-name="gr3" draw:text-style-name="P4" draw:layer="layout" svg:width="1.75cm" svg:height="0.569cm" svg:x="4.885cm" svg:y="3.135cm">
          <draw:text-box>
            <text:p text:style-name="P4">STATUS</text:p>
          </draw:text-box>
        </draw:frame>
        <draw:custom-shape draw:style-name="gr1" draw:text-style-name="P5" draw:id="id3" draw:layer="layout" svg:width="4.5cm" svg:height="1cm" svg:x="10.885cm" svg:y="5.1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1"><text:span text:style-name="T2">Master.Transport.R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" draw:layer="layout" svg:width="4.5cm" svg:height="1cm" svg:x="4.885cm" svg:y="5.1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1"><text:span text:style-name="T2">Master.Interface.Uni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885cm" svg:y1="5.635cm" svg:x2="9.385cm" svg:y2="5.635cm" draw:start-shape="id3" draw:start-glue-point="3" draw:end-shape="id4" draw:end-glue-point="1">
          <text:p text:style-name="P4"/>
        </draw:connector>
        <draw:frame draw:style-name="gr5" draw:text-style-name="P4" draw:layer="layout" svg:width="1cm" svg:height="0.569cm" svg:x="13.885cm" svg:y="4.816cm">
          <draw:text-box>
            <text:p text:style-name="P4">---</text:p>
          </draw:text-box>
        </draw:frame>
        <draw:custom-shape draw:style-name="gr1" draw:text-style-name="P2" draw:id="id5" draw:layer="layout" svg:width="1.25cm" svg:height="0.5cm" svg:x="8.885cm" svg:y="2.635cm">
          <text:p text:style-name="P1"><text:span text:style-name="T1">/Y0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6" draw:text-style-name="P3" draw:layer="layout" svg:x1="8.885cm" svg:y1="2.884cm" svg:x2="8.384cm" svg:y2="3.635cm" draw:start-shape="id5" draw:start-glue-point="5" draw:end-shape="id2" draw:end-glue-point="7">
          <text:p text:style-name="P4"/>
        </draw:connector>
        <draw:frame draw:style-name="gr3" draw:text-style-name="P4" draw:layer="layout" svg:width="1.5cm" svg:height="0.569cm" svg:x="8.385cm" svg:y="3.135cm">
          <draw:text-box>
            <text:p text:style-name="P4">Y0</text:p>
          </draw:text-box>
        </draw:frame>
        <draw:custom-shape draw:style-name="gr1" draw:text-style-name="P5" draw:id="id6" draw:layer="layout" svg:width="5.25cm" svg:height="1cm" svg:x="10.88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1"><text:span text:style-name="T2">Master.Transport.MEWCOM-T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" draw:layer="layout" svg:width="5.25cm" svg:height="1cm" svg:x="4.88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1"><text:span text:style-name="T2">Master.Transport.MEWCOM-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135cm" svg:y1="4.135cm" svg:x2="10.885cm" svg:y2="4.135cm" draw:start-shape="id2" draw:start-glue-point="1" draw:end-shape="id6" draw:end-glue-point="3">
          <text:p text:style-name="P4"/>
        </draw:connector>
        <draw:connector draw:style-name="gr7" draw:text-style-name="P3" draw:layer="layout" svg:x1="16.135cm" svg:y1="4.135cm" svg:x2="15.385cm" svg:y2="5.635cm" draw:start-shape="id6" draw:start-glue-point="1" draw:end-shape="id3">
          <text:p text:style-name="P4"/>
        </draw:connector>
        <draw:frame draw:style-name="gr8" draw:text-style-name="P4" draw:layer="layout" svg:width="0.75cm" svg:height="0.569cm" svg:x="10.135cm" svg:y="3.566cm">
          <draw:text-box>
            <text:p text:style-name="P4">1</text:p>
          </draw:text-box>
        </draw:frame>
        <draw:frame draw:style-name="gr8" draw:text-style-name="P4" draw:layer="layout" svg:width="1cm" svg:height="0.569cm" svg:x="9.635cm" svg:y="5.066cm">
          <draw:text-box>
            <text:p text:style-name="P4">---</text:p>
          </draw:text-box>
        </draw:frame>
        <draw:frame draw:style-name="gr8" draw:text-style-name="P4" draw:layer="layout" svg:width="1cm" svg:height="0.569cm" svg:x="15.635cm" svg:y="5.066cm">
          <draw:text-box>
            <text:p text:style-name="P4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Linienende_20_3" draw:display-name="Linienende 3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30T21:37:52</dc:date>
    <dc:language>de-DE</dc:language>
    <meta:editing-cycles>11</meta:editing-cycles>
    <meta:editing-duration>PT1H24M3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